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29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ed1c24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color="#0066b3"/>
    </style:style>
    <style:style style:name="ce9" style:family="table-cell" style:parent-style-name="Default">
      <style:text-properties fo:color="#a3238e"/>
    </style:style>
    <style:style style:name="ce10" style:family="table-cell" style:parent-style-name="Default" style:data-style-name="N123">
      <style:text-properties fo:color="#a3238e"/>
    </style:style>
    <style:style style:name="ce11" style:family="table-cell" style:parent-style-name="Default" style:data-style-name="N123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 = 1.5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1</text:p>
          </table:table-cell>
          <table:table-cell table:style-name="ce1" office:value-type="string" calcext:value-type="string">
            <text:p>Case 05</text:p>
          </table:table-cell>
          <table:table-cell table:style-name="ce1" office:value-type="string" calcext:value-type="string">
            <text:p>Case 09</text:p>
          </table:table-cell>
          <table:table-cell table:style-name="ce1" office:value-type="string" calcext:value-type="string">
            <text:p>Case 1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office:value-type="float" office:value="0.0199" calcext:value-type="float">
            <text:p>0.0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57" calcext:value-type="float">
            <text:p>0.06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number-columns-repeated="4" table:style-name="ce2" office:value-type="float" office:value="0.0015" calcext:value-type="float">
            <text:p>0.00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omputed velocity</text:p>
          </table:table-cell>
          <table:table-cell table:style-name="ce6" office:value-type="string" calcext:value-type="string">
            <text:p>u</text:p>
          </table:table-cell>
          <table:table-cell table:style-name="ce6" office:value-type="float" office:value="0.0161" calcext:value-type="float">
            <text:p>0.0161</text:p>
          </table:table-cell>
          <table:table-cell table:style-name="ce6" office:value-type="float" office:value="0.0428" calcext:value-type="float">
            <text:p>0.0428</text:p>
          </table:table-cell>
          <table:table-cell table:style-name="ce6" office:value-type="float" office:value="0.0845" calcext:value-type="float">
            <text:p>0.0845</text:p>
          </table:table-cell>
          <table:table-cell table:style-name="ce6" office:value-type="float" office:value="0.231" calcext:value-type="float">
            <text:p>0.2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4" table:style-name="ce2" office:value-type="float" office:value="9.81" calcext:value-type="float">
            <text:p>9.81</text:p>
          </table:table-cell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0.0663623853211009" calcext:value-type="float">
            <text:p>0.066362385321101</text:p>
          </table:table-cell>
          <table:table-cell table:style-name="ce9" table:formula="of:=[.E4]*[.E8]*[.E7]/[.E5]" office:value-type="float" office:value="0.459575792507205" calcext:value-type="float">
            <text:p>0.459575792507205</text:p>
          </table:table-cell>
          <table:table-cell table:style-name="ce9" table:formula="of:=[.F4]*[.F8]*[.F7]/[.F5]" office:value-type="float" office:value="1.940859375" calcext:value-type="float">
            <text:p>1.940859375</text:p>
          </table:table-cell>
          <table:table-cell table:style-name="ce9" table:formula="of:=[.G4]*[.G8]*[.G7]/[.G5]" office:value-type="float" office:value="20.7377638190955" calcext:value-type="float">
            <text:p>20.7377638190955</text:p>
          </table:table-cell>
          <table:table-cell/>
          <table:table-cell table:style-name="ce10" table:formula="of:=[.D12]" office:value-type="float" office:value="0.0369872726892281" calcext:value-type="float">
            <text:p>00.0370</text:p>
          </table:table-cell>
          <table:table-cell table:style-name="ce10" table:formula="of:=[.D11]" office:value-type="float" office:value="0.0663623853211009" calcext:value-type="float">
            <text:p>00.0664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0.0369872726892281" calcext:value-type="float">
            <text:p>0.036987272689228</text:p>
          </table:table-cell>
          <table:table-cell table:style-name="ce9" table:formula="of:=[.E14]^(2/3)*[.E15]^(-1/5)" office:value-type="float" office:value="0.291527530733876" calcext:value-type="float">
            <text:p>0.291527530733876</text:p>
          </table:table-cell>
          <table:table-cell table:style-name="ce9" table:formula="of:=[.F14]^(2/3)*[.F15]^(-1/5)" office:value-type="float" office:value="1.32524884496815" calcext:value-type="float">
            <text:p>1.32524884496815</text:p>
          </table:table-cell>
          <table:table-cell table:style-name="ce9" table:formula="of:=[.G14]^(2/3)*[.G15]^(-1/5)" office:value-type="float" office:value="14.999601412215" calcext:value-type="float">
            <text:p>14.999601412215</text:p>
          </table:table-cell>
          <table:table-cell/>
          <table:table-cell table:style-name="ce10" table:formula="of:=[.E12]" office:value-type="float" office:value="0.291527530733876" calcext:value-type="float">
            <text:p>00.2915</text:p>
          </table:table-cell>
          <table:table-cell table:style-name="ce10" table:formula="of:=[.E11]" office:value-type="float" office:value="0.459575792507205" calcext:value-type="float">
            <text:p>00.4596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1.32524884496815" calcext:value-type="float">
            <text:p>01.3252</text:p>
          </table:table-cell>
          <table:table-cell table:style-name="ce10" table:formula="of:=[.F11]" office:value-type="float" office:value="1.940859375" calcext:value-type="float">
            <text:p>01.9409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0.008318525" calcext:value-type="float">
            <text:p>0.008318525</text:p>
          </table:table-cell>
          <table:table-cell table:formula="of:=[.E4]*[.E8]^2*[.E7]/[.E6]" office:value-type="float" office:value="0.0545162607028754" calcext:value-type="float">
            <text:p>0.054516260702875</text:p>
          </table:table-cell>
          <table:table-cell table:formula="of:=[.F4]*[.F8]^2*[.F7]/[.F6]" office:value-type="float" office:value="0.209253738038278" calcext:value-type="float">
            <text:p>0.209253738038278</text:p>
          </table:table-cell>
          <table:table-cell table:formula="of:=[.G4]*[.G8]^2*[.G7]/[.G6]" office:value-type="float" office:value="1.45098061643836" calcext:value-type="float">
            <text:p>1.45098061643836</text:p>
          </table:table-cell>
          <table:table-cell/>
          <table:table-cell table:style-name="ce10" table:formula="of:=[.G12]" office:value-type="float" office:value="14.999601412215" calcext:value-type="float">
            <text:p>14.9996</text:p>
          </table:table-cell>
          <table:table-cell table:style-name="ce10" table:formula="of:=[.G11]" office:value-type="float" office:value="20.7377638190955" calcext:value-type="float">
            <text:p>20.7378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formula="of:=[.G5]^4*[.G9]/[.G6]^3/[.G4]" office:value-type="float" office:value="0.00000455484332409669" calcext:value-type="float">
            <text:p>4.55484332409669E-0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irst set of results for this bubble diameter (the smallest) was a bit underestimated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ybe because gas viscosity is too high for such a small diameter.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 decreased the gas viscosity and velocity grew only marginally.</text:p>
          </table:table-cell>
          <table:table-cell table:number-columns-repeated="8"/>
        </table:table-row>
      </table:table>
      <table:table table:name="D = 3.9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2</text:p>
          </table:table-cell>
          <table:table-cell table:style-name="ce1" office:value-type="string" calcext:value-type="string">
            <text:p>Case 06</text:p>
          </table:table-cell>
          <table:table-cell table:style-name="ce1" office:value-type="string" calcext:value-type="string">
            <text:p>Case 10</text:p>
          </table:table-cell>
          <table:table-cell table:style-name="ce1" office:value-type="string" calcext:value-type="string">
            <text:p>Case 1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office:value-type="float" office:value="0.0199" calcext:value-type="float">
            <text:p>0.0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57" calcext:value-type="float">
            <text:p>0.06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number-columns-repeated="4" table:style-name="ce2" office:value-type="float" office:value="0.0039" calcext:value-type="float">
            <text:p>0.0039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omputed velocity</text:p>
          </table:table-cell>
          <table:table-cell table:style-name="ce6" office:value-type="string" calcext:value-type="string">
            <text:p>u</text:p>
          </table:table-cell>
          <table:table-cell table:style-name="ce6" office:value-type="float" office:value="0.045" calcext:value-type="float">
            <text:p>0.045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0.167" calcext:value-type="float">
            <text:p>0.167</text:p>
          </table:table-cell>
          <table:table-cell table:style-name="ce6"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4" table:style-name="ce2" office:value-type="float" office:value="9.81" calcext:value-type="float">
            <text:p>9.81</text:p>
          </table:table-cell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0.482260812581913" calcext:value-type="float">
            <text:p>0.482260812581913</text:p>
          </table:table-cell>
          <table:table-cell table:style-name="ce9" table:formula="of:=[.E4]*[.E8]*[.E7]/[.E5]" office:value-type="float" office:value="2.84765187319885" calcext:value-type="float">
            <text:p>2.84765187319885</text:p>
          </table:table-cell>
          <table:table-cell table:style-name="ce9" table:formula="of:=[.F4]*[.F8]*[.F7]/[.F5]" office:value-type="float" office:value="9.97303125" calcext:value-type="float">
            <text:p>9.97303125</text:p>
          </table:table-cell>
          <table:table-cell table:style-name="ce9" table:formula="of:=[.G4]*[.G8]*[.G7]/[.G5]" office:value-type="float" office:value="67.6894974874372" calcext:value-type="float">
            <text:p>67.6894974874372</text:p>
          </table:table-cell>
          <table:table-cell/>
          <table:table-cell table:style-name="ce10" table:formula="of:=[.D12]" office:value-type="float" office:value="0.275348928921749" calcext:value-type="float">
            <text:p>00.2753</text:p>
          </table:table-cell>
          <table:table-cell table:style-name="ce10" table:formula="of:=[.D11]" office:value-type="float" office:value="0.482260812581913" calcext:value-type="float">
            <text:p>00.4823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0.275348928921749" calcext:value-type="float">
            <text:p>0.275348928921749</text:p>
          </table:table-cell>
          <table:table-cell table:style-name="ce9" table:formula="of:=[.E14]^(2/3)*[.E15]^(-1/5)" office:value-type="float" office:value="1.75470323371089" calcext:value-type="float">
            <text:p>1.75470323371089</text:p>
          </table:table-cell>
          <table:table-cell table:style-name="ce9" table:formula="of:=[.F14]^(2/3)*[.F15]^(-1/5)" office:value-type="float" office:value="6.21478367072835" calcext:value-type="float">
            <text:p>6.21478367072835</text:p>
          </table:table-cell>
          <table:table-cell table:style-name="ce9" table:formula="of:=[.G14]^(2/3)*[.G15]^(-1/5)" office:value-type="float" office:value="38.4099116251805" calcext:value-type="float">
            <text:p>38.4099116251805</text:p>
          </table:table-cell>
          <table:table-cell/>
          <table:table-cell table:style-name="ce10" table:formula="of:=[.E12]" office:value-type="float" office:value="1.75470323371089" calcext:value-type="float">
            <text:p>01.7547</text:p>
          </table:table-cell>
          <table:table-cell table:style-name="ce10" table:formula="of:=[.E11]" office:value-type="float" office:value="2.84765187319885" calcext:value-type="float">
            <text:p>02.8477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6.21478367072835" calcext:value-type="float">
            <text:p>06.2148</text:p>
          </table:table-cell>
          <table:table-cell table:style-name="ce10" table:formula="of:=[.F11]" office:value-type="float" office:value="9.97303125" calcext:value-type="float">
            <text:p>09.9730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0.168963520408163" calcext:value-type="float">
            <text:p>0.168963520408163</text:p>
          </table:table-cell>
          <table:table-cell table:formula="of:=[.E4]*[.E8]^2*[.E7]/[.E6]" office:value-type="float" office:value="0.805030274760384" calcext:value-type="float">
            <text:p>0.805030274760384</text:p>
          </table:table-cell>
          <table:table-cell table:formula="of:=[.F4]*[.F8]^2*[.F7]/[.F6]" office:value-type="float" office:value="2.12503504784689" calcext:value-type="float">
            <text:p>2.12503504784689</text:p>
          </table:table-cell>
          <table:table-cell table:formula="of:=[.G4]*[.G8]^2*[.G7]/[.G6]" office:value-type="float" office:value="5.94575479452055" calcext:value-type="float">
            <text:p>5.94575479452055</text:p>
          </table:table-cell>
          <table:table-cell/>
          <table:table-cell table:style-name="ce10" table:formula="of:=[.G12]" office:value-type="float" office:value="38.4099116251805" calcext:value-type="float">
            <text:p>38.4099</text:p>
          </table:table-cell>
          <table:table-cell table:style-name="ce10" table:formula="of:=[.G11]" office:value-type="float" office:value="67.6894974874372" calcext:value-type="float">
            <text:p>67.6895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formula="of:=[.G5]^4*[.G9]/[.G6]^3/[.G4]" office:value-type="float" office:value="0.00000455484332409669" calcext:value-type="float">
            <text:p>4.55484332409669E-06</text:p>
          </table:table-cell>
          <table:table-cell table:number-columns-repeated="3"/>
        </table:table-row>
      </table:table>
      <table:table table:name="D = 5.9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3</text:p>
          </table:table-cell>
          <table:table-cell table:style-name="ce1" office:value-type="string" calcext:value-type="string">
            <text:p>Case 07</text:p>
          </table:table-cell>
          <table:table-cell table:style-name="ce1" office:value-type="string" calcext:value-type="string">
            <text:p>Case 11</text:p>
          </table:table-cell>
          <table:table-cell table:style-name="ce1" office:value-type="string" calcext:value-type="string">
            <text:p>Case 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office:value-type="float" office:value="0.0199" calcext:value-type="float">
            <text:p>0.0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57" calcext:value-type="float">
            <text:p>0.06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number-columns-repeated="4" table:style-name="ce2" office:value-type="float" office:value="0.0059" calcext:value-type="float">
            <text:p>0.0059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omputed velocity</text:p>
          </table:table-cell>
          <table:table-cell table:style-name="ce6" office:value-type="string" calcext:value-type="string">
            <text:p>u</text:p>
          </table:table-cell>
          <table:table-cell table:style-name="ce6" office:value-type="float" office:value="0.065" calcext:value-type="float">
            <text:p>0.065</text:p>
          </table:table-cell>
          <table:table-cell table:style-name="ce6" office:value-type="float" office:value="0.14" calcext:value-type="float">
            <text:p>0.14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15" calcext:value-type="float">
            <text:p>0.3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4" table:style-name="ce2" office:value-type="float" office:value="9.81" calcext:value-type="float">
            <text:p>9.81</text:p>
          </table:table-cell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1.05382918304937" calcext:value-type="float">
            <text:p>1.05382918304937</text:p>
          </table:table-cell>
          <table:table-cell table:style-name="ce9" table:formula="of:=[.E4]*[.E8]*[.E7]/[.E5]" office:value-type="float" office:value="5.91292219020173" calcext:value-type="float">
            <text:p>5.91292219020173</text:p>
          </table:table-cell>
          <table:table-cell table:style-name="ce9" table:formula="of:=[.F4]*[.F8]*[.F7]/[.F5]" office:value-type="float" office:value="18.06875" calcext:value-type="float">
            <text:p>18.06875</text:p>
          </table:table-cell>
          <table:table-cell table:style-name="ce9" table:formula="of:=[.G4]*[.G8]*[.G7]/[.G5]" office:value-type="float" office:value="111.229824120603" calcext:value-type="float">
            <text:p>111.229824120603</text:p>
          </table:table-cell>
          <table:table-cell/>
          <table:table-cell table:style-name="ce10" table:formula="of:=[.D12]" office:value-type="float" office:value="0.592483306447064" calcext:value-type="float">
            <text:p>00.5925</text:p>
          </table:table-cell>
          <table:table-cell table:style-name="ce10" table:formula="of:=[.D11]" office:value-type="float" office:value="1.05382918304937" calcext:value-type="float">
            <text:p>01.0538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0.592483306447064" calcext:value-type="float">
            <text:p>0.592483306447064</text:p>
          </table:table-cell>
          <table:table-cell table:style-name="ce9" table:formula="of:=[.E14]^(2/3)*[.E15]^(-1/5)" office:value-type="float" office:value="3.52721905013327" calcext:value-type="float">
            <text:p>3.52721905013327</text:p>
          </table:table-cell>
          <table:table-cell table:style-name="ce9" table:formula="of:=[.F14]^(2/3)*[.F15]^(-1/5)" office:value-type="float" office:value="10.4160323102428" calcext:value-type="float">
            <text:p>10.4160323102428</text:p>
          </table:table-cell>
          <table:table-cell table:style-name="ce9" table:formula="of:=[.G14]^(2/3)*[.G15]^(-1/5)" office:value-type="float" office:value="56.5177658097623" calcext:value-type="float">
            <text:p>56.5177658097623</text:p>
          </table:table-cell>
          <table:table-cell/>
          <table:table-cell table:style-name="ce10" table:formula="of:=[.E12]" office:value-type="float" office:value="3.52721905013327" calcext:value-type="float">
            <text:p>03.5272</text:p>
          </table:table-cell>
          <table:table-cell table:style-name="ce10" table:formula="of:=[.E11]" office:value-type="float" office:value="5.91292219020173" calcext:value-type="float">
            <text:p>05.9129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10.4160323102428" calcext:value-type="float">
            <text:p>10.4160</text:p>
          </table:table-cell>
          <table:table-cell table:style-name="ce10" table:formula="of:=[.F11]" office:value-type="float" office:value="18.06875" calcext:value-type="float">
            <text:p>18.0688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0.533312840136054" calcext:value-type="float">
            <text:p>0.533312840136054</text:p>
          </table:table-cell>
          <table:table-cell table:formula="of:=[.E4]*[.E8]^2*[.E7]/[.E6]" office:value-type="float" office:value="2.29432715654952" calcext:value-type="float">
            <text:p>2.29432715654952</text:p>
          </table:table-cell>
          <table:table-cell table:formula="of:=[.F4]*[.F8]^2*[.F7]/[.F6]" office:value-type="float" office:value="4.61084529505582" calcext:value-type="float">
            <text:p>4.61084529505582</text:p>
          </table:table-cell>
          <table:table-cell table:formula="of:=[.G4]*[.G8]^2*[.G7]/[.G6]" office:value-type="float" office:value="10.6125441780822" calcext:value-type="float">
            <text:p>10.6125441780822</text:p>
          </table:table-cell>
          <table:table-cell/>
          <table:table-cell table:style-name="ce10" table:formula="of:=[.G12]" office:value-type="float" office:value="56.5177658097623" calcext:value-type="float">
            <text:p>56.5178</text:p>
          </table:table-cell>
          <table:table-cell table:style-name="ce10" table:formula="of:=[.G11]" office:value-type="float" office:value="111.229824120603" calcext:value-type="float">
            <text:p>111.2298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formula="of:=[.G5]^4*[.G9]/[.G6]^3/[.G4]" office:value-type="float" office:value="0.00000455484332409669" calcext:value-type="float">
            <text:p>4.55484332409669E-06</text:p>
          </table:table-cell>
          <table:table-cell table:number-columns-repeated="3"/>
        </table:table-row>
      </table:table>
      <table:table table:name="D = 9.0 m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ase 04</text:p>
          </table:table-cell>
          <table:table-cell table:style-name="ce1" office:value-type="string" calcext:value-type="string">
            <text:p>Case 08</text:p>
          </table:table-cell>
          <table:table-cell table:style-name="ce1" office:value-type="string" calcext:value-type="string">
            <text:p>Case 12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rho</text:p>
          </table:table-cell>
          <table:table-cell office:value-type="float" office:value="1258" calcext:value-type="float">
            <text:p>1258</text:p>
          </table:table-cell>
          <table:table-cell office:value-type="float" office:value="1242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scosity</text:p>
          </table:table-cell>
          <table:table-cell office:value-type="string" calcext:value-type="string">
            <text:p>mu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face tension</text:p>
          </table:table-cell>
          <table:table-cell office:value-type="string" calcext:value-type="string">
            <text:p>sigma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27" calcext:value-type="float">
            <text:p>0.0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string" calcext:value-type="string">
            <text:p>d</text:p>
          </table:table-cell>
          <table:table-cell table:style-name="ce2" office:value-type="float" office:value="0.009" calcext:value-type="float">
            <text:p>0.009</text:p>
          </table:table-cell>
          <table:table-cell table:style-name="ce2" table:formula="of:=[.D7]" office:value-type="float" office:value="0.009" calcext:value-type="float">
            <text:p>0.009</text:p>
          </table:table-cell>
          <table:table-cell table:style-name="ce2" table:formula="of:=[.E7]" office:value-type="float" office:value="0.009" calcext:value-type="float">
            <text:p>0.009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omputed velocity</text:p>
          </table:table-cell>
          <table:table-cell table:style-name="ce6" office:value-type="string" calcext:value-type="string">
            <text:p>u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218" calcext:value-type="float">
            <text:p>0.218</text:p>
          </table:table-cell>
          <table:table-cell table:style-name="ce6" office:value-type="float" office:value="0.2725" calcext:value-type="float">
            <text:p>0.2725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 table:number-columns-repeated="3" table:style-name="ce2" office:value-type="float" office:value="9.81" calcext:value-type="float">
            <text:p>9.81</text:p>
          </table:table-cell>
          <table:table-cell table:style-name="ce2"/>
          <table:table-cell/>
          <table:table-cell table:style-name="ce1" office:value-type="string" calcext:value-type="string" table:number-columns-spanned="2" table:number-rows-spanned="1">
            <text:p>For export:</text:p>
          </table:table-cell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/>
          <table:table-cell table:style-name="ce9" table:formula="of:=[.D4]*[.D8]*[.D7]/[.D5]" office:value-type="float" office:value="3.11614678899083" calcext:value-type="float">
            <text:p>3.11614678899083</text:p>
          </table:table-cell>
          <table:table-cell table:style-name="ce9" table:formula="of:=[.E4]*[.E8]*[.E7]/[.E5]" office:value-type="float" office:value="14.0449798270893" calcext:value-type="float">
            <text:p>14.0449798270893</text:p>
          </table:table-cell>
          <table:table-cell table:style-name="ce9" table:formula="of:=[.F4]*[.F8]*[.F7]/[.F5]" office:value-type="float" office:value="37.55390625" calcext:value-type="float">
            <text:p>37.55390625</text:p>
          </table:table-cell>
          <table:table-cell table:style-name="ce9"/>
          <table:table-cell/>
          <table:table-cell table:style-name="ce10" table:formula="of:=[.D12]" office:value-type="float" office:value="1.89763508579758" calcext:value-type="float">
            <text:p>01.8976</text:p>
          </table:table-cell>
          <table:table-cell table:style-name="ce10" table:formula="of:=[.D11]" office:value-type="float" office:value="3.11614678899083" calcext:value-type="float">
            <text:p>03.1161</text:p>
          </table:table-cell>
        </table:table-row>
        <table:table-row table:style-name="ro1">
          <table:table-cell/>
          <table:table-cell office:value-type="string" calcext:value-type="string">
            <text:p>We^(2/3) Mo^(-1/5)</text:p>
          </table:table-cell>
          <table:table-cell/>
          <table:table-cell table:style-name="ce9" table:formula="of:=[.D14]^(2/3)*[.D15]^(-1/5)" office:value-type="float" office:value="1.89763508579758" calcext:value-type="float">
            <text:p>1.89763508579758</text:p>
          </table:table-cell>
          <table:table-cell table:style-name="ce9" table:formula="of:=[.E14]^(2/3)*[.E15]^(-1/5)" office:value-type="float" office:value="8.43588609684719" calcext:value-type="float">
            <text:p>8.43588609684719</text:p>
          </table:table-cell>
          <table:table-cell table:style-name="ce9" table:formula="of:=[.F14]^(2/3)*[.F15]^(-1/5)" office:value-type="float" office:value="20.8486528601467" calcext:value-type="float">
            <text:p>20.8486528601467</text:p>
          </table:table-cell>
          <table:table-cell table:style-name="ce9"/>
          <table:table-cell/>
          <table:table-cell table:style-name="ce10" table:formula="of:=[.E12]" office:value-type="float" office:value="8.43588609684719" calcext:value-type="float">
            <text:p>08.4359</text:p>
          </table:table-cell>
          <table:table-cell table:style-name="ce10" table:formula="of:=[.E11]" office:value-type="float" office:value="14.0449798270893" calcext:value-type="float">
            <text:p>14.0450</text:p>
          </table:table-cell>
        </table:table-row>
        <table:table-row table:style-name="ro1">
          <table:table-cell table:number-columns-repeated="8"/>
          <table:table-cell table:style-name="ce10" table:formula="of:=[.F12]" office:value-type="float" office:value="20.8486528601467" calcext:value-type="float">
            <text:p>20.8487</text:p>
          </table:table-cell>
          <table:table-cell table:style-name="ce10" table:formula="of:=[.F11]" office:value-type="float" office:value="37.55390625" calcext:value-type="float">
            <text:p>37.5539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/>
          <table:table-cell table:formula="of:=[.D4]*[.D8]^2*[.D7]/[.D6]" office:value-type="float" office:value="3.05694" calcext:value-type="float">
            <text:p>3.05694</text:p>
          </table:table-cell>
          <table:table-cell table:formula="of:=[.E4]*[.E8]^2*[.E7]/[.E6]" office:value-type="float" office:value="8.48599476038339" calcext:value-type="float">
            <text:p>8.48599476038339</text:p>
          </table:table-cell>
          <table:table-cell table:formula="of:=[.F4]*[.F8]^2*[.F7]/[.F6]" office:value-type="float" office:value="13.0570200358852" calcext:value-type="float">
            <text:p>13.0570200358852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/>
          <table:table-cell table:formula="of:=[.D5]^4*[.D9]/[.D6]^3/[.D4]" office:value-type="float" office:value="1.6848434015079" calcext:value-type="float">
            <text:p>1.6848434015079</text:p>
          </table:table-cell>
          <table:table-cell table:formula="of:=[.E5]^4*[.E9]/[.E6]^3/[.E4]" office:value-type="float" office:value="0.0291757701175697" calcext:value-type="float">
            <text:p>0.02917577011757</text:p>
          </table:table-cell>
          <table:table-cell table:formula="of:=[.F5]^4*[.F9]/[.F6]^3/[.F4]" office:value-type="float" office:value="0.00133073090827473" calcext:value-type="float">
            <text:p>0.001330730908275</text:p>
          </table:table-cell>
          <table:table-cell table:number-columns-repeated="4"/>
        </table:table-row>
      </table:table>
      <table:table table:name="Correlation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1021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x axis</text:p>
          </table:table-cell>
          <table:table-cell table:style-name="ce1" office:value-type="string" calcext:value-type="string">
            <text:p>y axis</text:p>
          </table:table-cell>
          <table:table-cell table:style-name="ce1"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We^(2/3) Mo^(-1/5)</text:p>
          </table:table-cell>
          <table:table-cell table:style-name="ce4" office:value-type="string" calcext:value-type="string">
            <text:p>Re = 2.05 We^(2/3) Mo^(-1/5)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formula="of:=2.05*[.B8]" office:value-type="float" office:value="0.00205" calcext:value-type="float">
            <text:p>0.00205</text:p>
          </table:table-cell>
          <table:table-cell table:number-columns-repeated="1021"/>
        </table:table-row>
        <table:table-row table:style-name="ro1">
          <table:table-cell/>
          <table:table-cell table:formula="of:=[.B8]*2" office:value-type="float" office:value="0.002" calcext:value-type="float">
            <text:p>0.002</text:p>
          </table:table-cell>
          <table:table-cell table:formula="of:=2.05*[.B9]" office:value-type="float" office:value="0.0041" calcext:value-type="float">
            <text:p>0.0041</text:p>
          </table:table-cell>
          <table:table-cell table:number-columns-repeated="1021"/>
        </table:table-row>
        <table:table-row table:style-name="ro1">
          <table:table-cell/>
          <table:table-cell table:formula="of:=[.B9]*2" office:value-type="float" office:value="0.004" calcext:value-type="float">
            <text:p>0.004</text:p>
          </table:table-cell>
          <table:table-cell table:formula="of:=2.05*[.B10]" office:value-type="float" office:value="0.0082" calcext:value-type="float">
            <text:p>0.0082</text:p>
          </table:table-cell>
          <table:table-cell table:number-columns-repeated="1021"/>
        </table:table-row>
        <table:table-row table:style-name="ro1">
          <table:table-cell/>
          <table:table-cell table:formula="of:=[.B10]*2" office:value-type="float" office:value="0.008" calcext:value-type="float">
            <text:p>0.008</text:p>
          </table:table-cell>
          <table:table-cell table:formula="of:=2.05*[.B11]" office:value-type="float" office:value="0.0164" calcext:value-type="float">
            <text:p>0.0164</text:p>
          </table:table-cell>
          <table:table-cell table:number-columns-repeated="1021"/>
        </table:table-row>
        <table:table-row table:style-name="ro1">
          <table:table-cell/>
          <table:table-cell table:formula="of:=[.B11]*2" office:value-type="float" office:value="0.016" calcext:value-type="float">
            <text:p>0.016</text:p>
          </table:table-cell>
          <table:table-cell table:formula="of:=2.05*[.B12]" office:value-type="float" office:value="0.0328" calcext:value-type="float">
            <text:p>0.0328</text:p>
          </table:table-cell>
          <table:table-cell table:number-columns-repeated="1021"/>
        </table:table-row>
        <table:table-row table:style-name="ro1">
          <table:table-cell/>
          <table:table-cell table:formula="of:=[.B12]*2" office:value-type="float" office:value="0.032" calcext:value-type="float">
            <text:p>0.032</text:p>
          </table:table-cell>
          <table:table-cell table:formula="of:=2.05*[.B13]" office:value-type="float" office:value="0.0656" calcext:value-type="float">
            <text:p>0.0656</text:p>
          </table:table-cell>
          <table:table-cell table:number-columns-repeated="1021"/>
        </table:table-row>
        <table:table-row table:style-name="ro1">
          <table:table-cell/>
          <table:table-cell table:formula="of:=[.B13]*2" office:value-type="float" office:value="0.064" calcext:value-type="float">
            <text:p>0.064</text:p>
          </table:table-cell>
          <table:table-cell table:formula="of:=2.05*[.B14]" office:value-type="float" office:value="0.1312" calcext:value-type="float">
            <text:p>0.1312</text:p>
          </table:table-cell>
          <table:table-cell table:number-columns-repeated="1021"/>
        </table:table-row>
        <table:table-row table:style-name="ro1">
          <table:table-cell/>
          <table:table-cell table:formula="of:=[.B14]*2" office:value-type="float" office:value="0.128" calcext:value-type="float">
            <text:p>0.128</text:p>
          </table:table-cell>
          <table:table-cell table:formula="of:=2.05*[.B15]" office:value-type="float" office:value="0.2624" calcext:value-type="float">
            <text:p>0.2624</text:p>
          </table:table-cell>
          <table:table-cell table:number-columns-repeated="1021"/>
        </table:table-row>
        <table:table-row table:style-name="ro1">
          <table:table-cell/>
          <table:table-cell table:formula="of:=[.B15]*2" office:value-type="float" office:value="0.256" calcext:value-type="float">
            <text:p>0.256</text:p>
          </table:table-cell>
          <table:table-cell table:formula="of:=2.05*[.B16]" office:value-type="float" office:value="0.5248" calcext:value-type="float">
            <text:p>0.5248</text:p>
          </table:table-cell>
          <table:table-cell table:number-columns-repeated="1021"/>
        </table:table-row>
        <table:table-row table:style-name="ro1">
          <table:table-cell/>
          <table:table-cell table:formula="of:=[.B16]*2" office:value-type="float" office:value="0.512" calcext:value-type="float">
            <text:p>0.512</text:p>
          </table:table-cell>
          <table:table-cell table:formula="of:=2.05*[.B17]" office:value-type="float" office:value="1.0496" calcext:value-type="float">
            <text:p>1.0496</text:p>
          </table:table-cell>
          <table:table-cell table:number-columns-repeated="1021"/>
        </table:table-row>
        <table:table-row table:style-name="ro1">
          <table:table-cell/>
          <table:table-cell table:formula="of:=[.B17]*2" office:value-type="float" office:value="1.024" calcext:value-type="float">
            <text:p>1.024</text:p>
          </table:table-cell>
          <table:table-cell table:formula="of:=2.05*[.B18]" office:value-type="float" office:value="2.0992" calcext:value-type="float">
            <text:p>2.0992</text:p>
          </table:table-cell>
          <table:table-cell table:number-columns-repeated="1021"/>
        </table:table-row>
        <table:table-row table:style-name="ro1">
          <table:table-cell/>
          <table:table-cell table:formula="of:=[.B18]*2" office:value-type="float" office:value="2.048" calcext:value-type="float">
            <text:p>2.048</text:p>
          </table:table-cell>
          <table:table-cell table:formula="of:=2.05*[.B19]" office:value-type="float" office:value="4.1984" calcext:value-type="float">
            <text:p>4.1984</text:p>
          </table:table-cell>
          <table:table-cell table:number-columns-repeated="1021"/>
        </table:table-row>
        <table:table-row table:style-name="ro1">
          <table:table-cell/>
          <table:table-cell table:formula="of:=[.B19]*2" office:value-type="float" office:value="4.096" calcext:value-type="float">
            <text:p>4.096</text:p>
          </table:table-cell>
          <table:table-cell table:formula="of:=2.05*[.B20]" office:value-type="float" office:value="8.3968" calcext:value-type="float">
            <text:p>8.3968</text:p>
          </table:table-cell>
          <table:table-cell table:number-columns-repeated="1021"/>
        </table:table-row>
        <table:table-row table:style-name="ro1">
          <table:table-cell/>
          <table:table-cell table:formula="of:=[.B20]*2" office:value-type="float" office:value="8.192" calcext:value-type="float">
            <text:p>8.192</text:p>
          </table:table-cell>
          <table:table-cell table:formula="of:=2.05*[.B21]" office:value-type="float" office:value="16.7936" calcext:value-type="float">
            <text:p>16.7936</text:p>
          </table:table-cell>
          <table:table-cell table:number-columns-repeated="1021"/>
        </table:table-row>
        <table:table-row table:style-name="ro1">
          <table:table-cell/>
          <table:table-cell table:formula="of:=[.B21]*2" office:value-type="float" office:value="16.384" calcext:value-type="float">
            <text:p>16.384</text:p>
          </table:table-cell>
          <table:table-cell table:formula="of:=2.05*[.B22]" office:value-type="float" office:value="33.5872" calcext:value-type="float">
            <text:p>33.5872</text:p>
          </table:table-cell>
          <table:table-cell table:number-columns-repeated="1021"/>
        </table:table-row>
        <table:table-row table:style-name="ro1">
          <table:table-cell/>
          <table:table-cell table:formula="of:=[.B22]*2" office:value-type="float" office:value="32.768" calcext:value-type="float">
            <text:p>32.768</text:p>
          </table:table-cell>
          <table:table-cell table:formula="of:=2.05*[.B23]" office:value-type="float" office:value="67.1744" calcext:value-type="float">
            <text:p>67.1744</text:p>
          </table:table-cell>
          <table:table-cell table:number-columns-repeated="1021"/>
        </table:table-row>
        <table:table-row table:style-name="ro1">
          <table:table-cell/>
          <table:table-cell table:formula="of:=[.B23]*2" office:value-type="float" office:value="65.536" calcext:value-type="float">
            <text:p>65.536</text:p>
          </table:table-cell>
          <table:table-cell table:formula="of:=2.05*[.B24]" office:value-type="float" office:value="134.3488" calcext:value-type="float">
            <text:p>134.3488</text:p>
          </table:table-cell>
          <table:table-cell table:number-columns-repeated="1021"/>
        </table:table-row>
        <table:table-row table:style-name="ro1">
          <table:table-cell/>
          <table:table-cell table:formula="of:=[.B24]*2" office:value-type="float" office:value="131.072" calcext:value-type="float">
            <text:p>131.072</text:p>
          </table:table-cell>
          <table:table-cell table:formula="of:=2.05*[.B25]" office:value-type="float" office:value="268.6976" calcext:value-type="float">
            <text:p>268.6976</text:p>
          </table:table-cell>
          <table:table-cell table:number-columns-repeated="1021"/>
        </table:table-row>
        <table:table-row table:style-name="ro1">
          <table:table-cell/>
          <table:table-cell table:formula="of:=[.B25]*2" office:value-type="float" office:value="262.144" calcext:value-type="float">
            <text:p>262.144</text:p>
          </table:table-cell>
          <table:table-cell table:formula="of:=2.05*[.B26]" office:value-type="float" office:value="537.3952" calcext:value-type="float">
            <text:p>537.3952</text:p>
          </table:table-cell>
          <table:table-cell table:number-columns-repeated="1021"/>
        </table:table-row>
        <table:table-row table:style-name="ro1">
          <table:table-cell/>
          <table:table-cell table:formula="of:=[.B26]*2" office:value-type="float" office:value="524.288" calcext:value-type="float">
            <text:p>524.288</text:p>
          </table:table-cell>
          <table:table-cell table:formula="of:=2.05*[.B27]" office:value-type="float" office:value="1074.7904" calcext:value-type="float">
            <text:p>1074.7904</text:p>
          </table:table-cell>
          <table:table-cell table:number-columns-repeated="1021"/>
        </table:table-row>
        <table:table-row table:style-name="ro1">
          <table:table-cell/>
          <table:table-cell table:formula="of:=[.B27]*2" office:value-type="float" office:value="1048.576" calcext:value-type="float">
            <text:p>1048.576</text:p>
          </table:table-cell>
          <table:table-cell table:formula="of:=2.05*[.B28]" office:value-type="float" office:value="2149.5808" calcext:value-type="float">
            <text:p>2149.580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2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1:10:24.543116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2:57:28.252084092</meta:creation-date>
    <dc:date>2020-11-08T05:14:42.495647849</dc:date>
    <meta:editing-duration>P1DT1H12M41S</meta:editing-duration>
    <meta:editing-cycles>15</meta:editing-cycles>
    <meta:generator>LibreOffice/6.0.7.3$Linux_X86_64 LibreOffice_project/00m0$Build-3</meta:generator>
    <meta:document-statistic meta:table-count="5" meta:cell-count="312" meta:object-count="0"/>
  </office:meta>
</office:document-meta>
</file>